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3" table:default-cell-style-name="Default"/>
        <table:table-row table:style-name="ro1">
          <table:table-cell office:value-type="string" calcext:value-type="string">
            <text:p>i_m_h_street_name</text:p>
          </table:table-cell>
          <table:table-cell office:value-type="string" calcext:value-type="string">
            <text:p>ta_street</text:p>
          </table:table-cell>
          <table:table-cell office:value-type="string" calcext:value-type="string">
            <text:p>result_name</text:p>
          </table:table-cell>
          <table:table-cell table:number-columns-repeated="52"/>
          <table:table-cell office:value-type="string" calcext:value-type="string">
            <text:p>i_m_h_street_name</text:p>
          </table:table-cell>
          <table:table-cell office:value-type="string" calcext:value-type="string">
            <text:p>ta_street</text:p>
          </table:table-cell>
          <table:table-cell office:value-type="string" calcext:value-type="string">
            <text:p>result_name</text:p>
          </table:table-cell>
          <table:table-cell table:number-columns-repeated="14"/>
          <table:table-cell office:value-type="string" calcext:value-type="string">
            <text:p>i_m_h_street_name</text:p>
          </table:table-cell>
          <table:table-cell office:value-type="string" calcext:value-type="string">
            <text:p>ta_street</text:p>
          </table:table-cell>
          <table:table-cell office:value-type="string" calcext:value-type="string">
            <text:p>result_name</text:p>
          </table:table-cell>
          <table:table-cell table:number-columns-repeated="67"/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רח 101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רח 101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06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062</text:p>
          </table:table-cell>
          <table:table-cell table:number-columns-repeated="120"/>
          <table:table-cell office:value-type="string" calcext:value-type="string">
            <text:p>i_m_h_street_name</text:p>
          </table:table-cell>
          <table:table-cell office:value-type="string" calcext:value-type="string">
            <text:p>ta_street</text:p>
          </table:table-cell>
          <table:table-cell office:value-type="string" calcext:value-type="string">
            <text:p>result_na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רח 108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08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09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09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098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רח 109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0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0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0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0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0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0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0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0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0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0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רח 111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16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רח 111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1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1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7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רח 117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8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8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8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8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18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18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0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0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1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1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1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1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2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2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4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4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4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4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5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5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6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6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6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6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7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4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רח 127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7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7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7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רח 127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7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7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28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28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130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130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00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00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00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00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00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00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04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04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08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08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1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39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רח 213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5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15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רח 217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8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רח 218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185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רח 218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0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0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2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2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2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2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2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2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28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רח 222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29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רח 222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32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רח 223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40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רח 224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8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8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8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8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8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8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8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8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89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8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9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9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29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29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31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31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34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34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רח 235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רח 235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235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235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4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4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5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5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5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5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7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7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7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7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08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08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142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רח 314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17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17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17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17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17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17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21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21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22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22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24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24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28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28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1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1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20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רח 332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2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2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3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3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5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5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61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רח 336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7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7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8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8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38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38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404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רח 340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40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40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408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רח 340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רח 342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43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43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רח 35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629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62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67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67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694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רח 369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3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3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3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3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39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3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4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4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5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5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5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5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6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6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69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6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7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7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8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8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79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79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17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17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3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3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4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4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6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6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6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6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8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8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8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8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8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8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88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88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2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2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2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2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25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2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3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3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3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3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41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רח 394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3952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395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02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רח 420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06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20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1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רח 421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רח 421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2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22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2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2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5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5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5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5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7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7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78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7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80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8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9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9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4893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489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614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61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921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רח 921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ב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ב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ט כ שלם</text:p>
          </table:table-cell>
          <table:table-cell office:value-type="string" calcext:value-type="string">
            <text:p>תרס"ט</text:p>
          </table:table-cell>
          <table:table-cell office:value-type="string" calcext:value-type="string">
            <text:p>רח ט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טז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טז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יא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יא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כ כ שלם</text:p>
          </table:table-cell>
          <table:table-cell office:value-type="string" calcext:value-type="string">
            <text:p>כ"ג יורדי הסירה</text:p>
          </table:table-cell>
          <table:table-cell office:value-type="string" calcext:value-type="string">
            <text:p>רח כ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כג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כג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לא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לא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לה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לה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לו כפר שלם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רח לו כפר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מו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מו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מח כ שלם</text:p>
          </table:table-cell>
          <table:table-cell office:value-type="string" calcext:value-type="string">
            <text:p>מח"ל</text:p>
          </table:table-cell>
          <table:table-cell office:value-type="string" calcext:value-type="string">
            <text:p>רח מח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נא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נא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נד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נד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נז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נז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סא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סא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סה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סה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 סו כ שלם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רח סו כ של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בת אבוטבול יעקב</text:p>
          </table:table-cell>
          <table:table-cell office:value-type="string" calcext:value-type="string">
            <text:p>אבוטבול יעקב</text:p>
          </table:table-cell>
          <table:table-cell office:value-type="string" calcext:value-type="string">
            <text:p>רחבת אבוטבול יעק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בת לאונרדו</text:p>
          </table:table-cell>
          <table:table-cell office:value-type="string" calcext:value-type="string">
            <text:p>נרדור</text:p>
          </table:table-cell>
          <table:table-cell office:value-type="string" calcext:value-type="string">
            <text:p>רחבת לאונרדו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בת מילאנו</text:p>
          </table:table-cell>
          <table:table-cell office:value-type="string" calcext:value-type="string">
            <text:p>מילאנו</text:p>
          </table:table-cell>
          <table:table-cell office:value-type="string" calcext:value-type="string">
            <text:p>רחבת מילאנו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חבת מרטון ארנסט</text:p>
          </table:table-cell>
          <table:table-cell office:value-type="string" calcext:value-type="string">
            <text:p>מרטון ארנסט</text:p>
          </table:table-cell>
          <table:table-cell office:value-type="string" calcext:value-type="string">
            <text:p>רחבת מרטון ארנסט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ח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טוש יונת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ב"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יך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ינס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יס רפא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יק חביב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יש גלותא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לב"ג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ב"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בה אייזיק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ברנדט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ז דו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מח"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מת אביב החדשה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רמת אביב החדש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נ"ק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ענ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פיד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ציף הירקון</text:p>
          </table:table-cell>
          <table:table-cell office:value-type="string" calcext:value-type="string">
            <text:p>הירקון</text:p>
          </table:table-cell>
          <table:table-cell office:value-type="string" calcext:value-type="string">
            <text:p>רציף הירק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ציף הרברט סמואל</text:p>
          </table:table-cell>
          <table:table-cell office:value-type="string" calcext:value-type="string">
            <text:p>הרברט סמואל</text:p>
          </table:table-cell>
          <table:table-cell office:value-type="string" calcext:value-type="string">
            <text:p>רציף הרברט סמוא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רקנאטי</text:p>
          </table:table-cell>
          <table:table-cell office:value-type="string" calcext:value-type="string">
            <text:p>רקנאטי ליאון</text:p>
          </table:table-cell>
          <table:table-cell office:value-type="string" calcext:value-type="string">
            <text:p>רקנאט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ש"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שף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רשפ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אפקה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אפק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חס כ ב ים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חס כ ב 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מחל</text:p>
          </table:table-cell>
          <table:table-cell office:value-type="string" calcext:value-type="string">
            <text:p>ח'</text:p>
          </table:table-cell>
          <table:table-cell office:value-type="string" calcext:value-type="string">
            <text:p>ש מח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נוה צהל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נוה צה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עממי שד ירושלים</text:p>
          </table:table-cell>
          <table:table-cell office:value-type="string" calcext:value-type="string">
            <text:p>ירושלים</text:p>
          </table:table-cell>
          <table:table-cell office:value-type="string" calcext:value-type="string">
            <text:p>ש עממי שד ירושל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צהלה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צהל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קרית שלום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קרית שלו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רמת אביב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ש רמת אבי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 רמת החיל</text:p>
          </table:table-cell>
          <table:table-cell office:value-type="string" calcext:value-type="string">
            <text:p>ש"י</text:p>
          </table:table-cell>
          <table:table-cell office:value-type="string" calcext:value-type="string">
            <text:p>ש רמת החי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"בי יעקב מאור</text:p>
          </table:table-cell>
          <table:table-cell office:value-type="string" calcext:value-type="string">
            <text:p>יעקב</text:p>
          </table:table-cell>
          <table:table-cell office:value-type="string" calcext:value-type="string">
            <text:p>ש"בי יעקב מאו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"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"ץ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אר ישוב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ארית ישרא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ז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ח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ט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ט בנימי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בט יהודה</text:p>
          </table:table-cell>
          <table:table-cell office:value-type="string" calcext:value-type="string">
            <text:p>שבט</text:p>
          </table:table-cell>
          <table:table-cell office:value-type="string" calcext:value-type="string">
            <text:p>שבט יהוד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טי ישרא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ביל האטד</text:p>
          </table:table-cell>
          <table:table-cell office:value-type="string" calcext:value-type="string">
            <text:p>האטד</text:p>
          </table:table-cell>
          <table:table-cell office:value-type="string" calcext:value-type="string">
            <text:p>שביל האט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יל החל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ביל עכו</text:p>
          </table:table-cell>
          <table:table-cell office:value-type="string" calcext:value-type="string">
            <text:p>ו'</text:p>
          </table:table-cell>
          <table:table-cell office:value-type="string" calcext:value-type="string">
            <text:p>שביל עכו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בלים</text:p>
          </table:table-cell>
          <table:table-cell office:value-type="string" calcext:value-type="string">
            <text:p>י'</text:p>
          </table:table-cell>
          <table:table-cell office:value-type="string" calcext:value-type="string">
            <text:p>שבל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ע השקמ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בתא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ג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בן גוריון</text:p>
          </table:table-cell>
          <table:table-cell office:value-type="string" calcext:value-type="string">
            <text:p>בן גוריון</text:p>
          </table:table-cell>
          <table:table-cell office:value-type="string" calcext:value-type="string">
            <text:p>שד בן גורי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בן ציון</text:p>
          </table:table-cell>
          <table:table-cell office:value-type="string" calcext:value-type="string">
            <text:p>בן ציון</text:p>
          </table:table-cell>
          <table:table-cell office:value-type="string" calcext:value-type="string">
            <text:p>שד בן צי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דוד המלך</text:p>
          </table:table-cell>
          <table:table-cell office:value-type="string" calcext:value-type="string">
            <text:p>דוד המלך</text:p>
          </table:table-cell>
          <table:table-cell office:value-type="string" calcext:value-type="string">
            <text:p>שד דוד המלך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בעש"ט</text:p>
          </table:table-cell>
          <table:table-cell office:value-type="string" calcext:value-type="string">
            <text:p>הבעש"ט</text:p>
          </table:table-cell>
          <table:table-cell office:value-type="string" calcext:value-type="string">
            <text:p>שד הבעש"ט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השכלה</text:p>
          </table:table-cell>
          <table:table-cell office:value-type="string" calcext:value-type="string">
            <text:p>השכל</text:p>
          </table:table-cell>
          <table:table-cell office:value-type="string" calcext:value-type="string">
            <text:p>שד ההשכל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ותיקים</text:p>
          </table:table-cell>
          <table:table-cell office:value-type="string" calcext:value-type="string">
            <text:p>הותיקים</text:p>
          </table:table-cell>
          <table:table-cell office:value-type="string" calcext:value-type="string">
            <text:p>שד הותיק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חי"ל</text:p>
          </table:table-cell>
          <table:table-cell office:value-type="string" calcext:value-type="string">
            <text:p>החי"ל</text:p>
          </table:table-cell>
          <table:table-cell office:value-type="string" calcext:value-type="string">
            <text:p>שד החי"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מעפילים</text:p>
          </table:table-cell>
          <table:table-cell office:value-type="string" calcext:value-type="string">
            <text:p>המעפילים</text:p>
          </table:table-cell>
          <table:table-cell office:value-type="string" calcext:value-type="string">
            <text:p>שד המעפיל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ציונות</text:p>
          </table:table-cell>
          <table:table-cell office:value-type="string" calcext:value-type="string">
            <text:p>הציונות</text:p>
          </table:table-cell>
          <table:table-cell office:value-type="string" calcext:value-type="string">
            <text:p>שד הציונו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ר ציון</text:p>
          </table:table-cell>
          <table:table-cell office:value-type="string" calcext:value-type="string">
            <text:p>הר ציון</text:p>
          </table:table-cell>
          <table:table-cell office:value-type="string" calcext:value-type="string">
            <text:p>שד הר צי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השלכת</text:p>
          </table:table-cell>
          <table:table-cell office:value-type="string" calcext:value-type="string">
            <text:p>השלכת</text:p>
          </table:table-cell>
          <table:table-cell office:value-type="string" calcext:value-type="string">
            <text:p>שד השלכ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ושינגטון</text:p>
          </table:table-cell>
          <table:table-cell office:value-type="string" calcext:value-type="string">
            <text:p>ושינגטון</text:p>
          </table:table-cell>
          <table:table-cell office:value-type="string" calcext:value-type="string">
            <text:p>שד ושינגט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חב"ד</text:p>
          </table:table-cell>
          <table:table-cell office:value-type="string" calcext:value-type="string">
            <text:p>חב"ד</text:p>
          </table:table-cell>
          <table:table-cell office:value-type="string" calcext:value-type="string">
            <text:p>שד חב"ד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חכמי ישראל</text:p>
          </table:table-cell>
          <table:table-cell office:value-type="string" calcext:value-type="string">
            <text:p>חכמי ישראל</text:p>
          </table:table-cell>
          <table:table-cell office:value-type="string" calcext:value-type="string">
            <text:p>שד חכמי ישרא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יד לבנים</text:p>
          </table:table-cell>
          <table:table-cell office:value-type="string" calcext:value-type="string">
            <text:p>יד לבנים</text:p>
          </table:table-cell>
          <table:table-cell office:value-type="string" calcext:value-type="string">
            <text:p>שד יד לבנ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יהודית</text:p>
          </table:table-cell>
          <table:table-cell office:value-type="string" calcext:value-type="string">
            <text:p>יהודית</text:p>
          </table:table-cell>
          <table:table-cell office:value-type="string" calcext:value-type="string">
            <text:p>שד יהודי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ירושלים</text:p>
          </table:table-cell>
          <table:table-cell office:value-type="string" calcext:value-type="string">
            <text:p>ירושלים</text:p>
          </table:table-cell>
          <table:table-cell office:value-type="string" calcext:value-type="string">
            <text:p>שד ירושל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מסריק</text:p>
          </table:table-cell>
          <table:table-cell office:value-type="string" calcext:value-type="string">
            <text:p>ד'</text:p>
          </table:table-cell>
          <table:table-cell office:value-type="string" calcext:value-type="string">
            <text:p>שד מסריק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נורדאו</text:p>
          </table:table-cell>
          <table:table-cell office:value-type="string" calcext:value-type="string">
            <text:p>נורדאו</text:p>
          </table:table-cell>
          <table:table-cell office:value-type="string" calcext:value-type="string">
            <text:p>שד נורדאו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רוטשילד</text:p>
          </table:table-cell>
          <table:table-cell office:value-type="string" calcext:value-type="string">
            <text:p>רוטשילד</text:p>
          </table:table-cell>
          <table:table-cell office:value-type="string" calcext:value-type="string">
            <text:p>שד רוטשילד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רוקח</text:p>
          </table:table-cell>
          <table:table-cell office:value-type="string" calcext:value-type="string">
            <text:p>ד'</text:p>
          </table:table-cell>
          <table:table-cell office:value-type="string" calcext:value-type="string">
            <text:p>שד רוקח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שאול המלך</text:p>
          </table:table-cell>
          <table:table-cell office:value-type="string" calcext:value-type="string">
            <text:p>שאול המלך</text:p>
          </table:table-cell>
          <table:table-cell office:value-type="string" calcext:value-type="string">
            <text:p>שד שאול המלך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 ששת הימים</text:p>
          </table:table-cell>
          <table:table-cell office:value-type="string" calcext:value-type="string">
            <text:p>ששת הימים</text:p>
          </table:table-cell>
          <table:table-cell office:value-type="string" calcext:value-type="string">
            <text:p>שד ששת הימ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ד"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' תרס"ט</text:p>
          </table:table-cell>
          <table:table-cell office:value-type="string" calcext:value-type="string">
            <text:p>תרס"ט</text:p>
          </table:table-cell>
          <table:table-cell office:value-type="string" calcext:value-type="string">
            <text:p>שד' תרס"ט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ה דב</text:p>
          </table:table-cell>
          <table:table-cell office:value-type="string" calcext:value-type="string">
            <text:p>ד'</text:p>
          </table:table-cell>
          <table:table-cell office:value-type="string" calcext:value-type="string">
            <text:p>שדה ד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ה התעופה שדה דב</text:p>
          </table:table-cell>
          <table:table-cell office:value-type="string" calcext:value-type="string">
            <text:p>גרונר דב</text:p>
          </table:table-cell>
          <table:table-cell office:value-type="string" calcext:value-type="string">
            <text:p>שדה התעופה שדה דב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דרות ח"ן</text:p>
          </table:table-cell>
          <table:table-cell office:value-type="string" calcext:value-type="string">
            <text:p>ח"ן</text:p>
          </table:table-cell>
          <table:table-cell office:value-type="string" calcext:value-type="string">
            <text:p>שדרות ח"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והם מתתיהו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ולמית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ונצינו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וקן</text:p>
          </table:table-cell>
          <table:table-cell office:value-type="string" calcext:value-type="string">
            <text:p>שוקן זלמן</text:p>
          </table:table-cell>
          <table:table-cell office:value-type="string" calcext:value-type="string">
            <text:p>שוק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ור</text:p>
          </table:table-cell>
          <table:table-cell office:value-type="string" calcext:value-type="string">
            <text:p>שור משה פרופ'</text:p>
          </table:table-cell>
          <table:table-cell office:value-type="string" calcext:value-type="string">
            <text:p>שו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ורר חי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ז"ר זלמ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ח"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יבל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טיינר</text:p>
          </table:table-cell>
          <table:table-cell office:value-type="string" calcext:value-type="string">
            <text:p>י'</text:p>
          </table:table-cell>
          <table:table-cell office:value-type="string" calcext:value-type="string">
            <text:p>שטיינ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ינשניד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נ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ראוס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רוק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ריקר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טרן</text:p>
          </table:table-cell>
          <table:table-cell office:value-type="string" calcext:value-type="string">
            <text:p>שטרן אברהם (יאיר)</text:p>
          </table:table-cell>
          <table:table-cell office:value-type="string" calcext:value-type="string">
            <text:p>שטר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טרנהרץ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י"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יבת צי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יטרית</text:p>
          </table:table-cell>
          <table:table-cell office:value-type="string" calcext:value-type="string">
            <text:p>שיטרית בכור</text:p>
          </table:table-cell>
          <table:table-cell office:value-type="string" calcext:value-type="string">
            <text:p>שיטרי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יינקין</text:p>
          </table:table-cell>
          <table:table-cell office:value-type="string" calcext:value-type="string">
            <text:p>י'</text:p>
          </table:table-cell>
          <table:table-cell office:value-type="string" calcext:value-type="string">
            <text:p>שיינקי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ייקה דן</text:p>
          </table:table-cell>
          <table:table-cell office:value-type="string" calcext:value-type="string">
            <text:p>ד'</text:p>
          </table:table-cell>
          <table:table-cell office:value-type="string" calcext:value-type="string">
            <text:p>שייקה ד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יל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ילר</text:p>
          </table:table-cell>
          <table:table-cell office:value-type="string" calcext:value-type="string">
            <text:p>שילר שלמה</text:p>
          </table:table-cell>
          <table:table-cell office:value-type="string" calcext:value-type="string">
            <text:p>שיל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ינדלר אוסק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יפר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יק</text:p>
          </table:table-cell>
          <table:table-cell office:value-type="string" calcext:value-type="string">
            <text:p>אופיר שיקה</text:p>
          </table:table-cell>
          <table:table-cell office:value-type="string" calcext:value-type="string">
            <text:p>שיק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אבו כביר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שכ אבו כביר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גלילות</text:p>
          </table:table-cell>
          <table:table-cell/>
          <table:table-cell office:value-type="string" calcext:value-type="string">
            <text:p>שכ גלילו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הארגזים</text:p>
          </table:table-cell>
          <table:table-cell office:value-type="string" calcext:value-type="string">
            <text:p>כ"ה</text:p>
          </table:table-cell>
          <table:table-cell office:value-type="string" calcext:value-type="string">
            <text:p>שכ הארגז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התקווה</text:p>
          </table:table-cell>
          <table:table-cell office:value-type="string" calcext:value-type="string">
            <text:p>כ"ה</text:p>
          </table:table-cell>
          <table:table-cell office:value-type="string" calcext:value-type="string">
            <text:p>שכ התקוו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עזרא</text:p>
          </table:table-cell>
          <table:table-cell office:value-type="string" calcext:value-type="string">
            <text:p>כ'</text:p>
          </table:table-cell>
          <table:table-cell office:value-type="string" calcext:value-type="string">
            <text:p>שכ עזרא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שיבת ציון</text:p>
          </table:table-cell>
          <table:table-cell office:value-type="string" calcext:value-type="string">
            <text:p>שיבת ציון</text:p>
          </table:table-cell>
          <table:table-cell office:value-type="string" calcext:value-type="string">
            <text:p>שכ שיבת ציו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 תל ברוך</text:p>
          </table:table-cell>
          <table:table-cell office:value-type="string" calcext:value-type="string">
            <text:p>תל ברוך</text:p>
          </table:table-cell>
          <table:table-cell office:value-type="string" calcext:value-type="string">
            <text:p>שכ תל ברוך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כ' שפירא</text:p>
          </table:table-cell>
          <table:table-cell office:value-type="string" calcext:value-type="string">
            <text:p>שפירא צבי הרמן</text:p>
          </table:table-cell>
          <table:table-cell office:value-type="string" calcext:value-type="string">
            <text:p>שכ' שפירא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"ג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בים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להבית</text:p>
          </table:table-cell>
          <table:table-cell office:value-type="string" calcext:value-type="string">
            <text:p>י'</text:p>
          </table:table-cell>
          <table:table-cell office:value-type="string" calcext:value-type="string">
            <text:p>שלהבית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וחות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ום עליכ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ומציון המלכ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לונסקי</text:p>
          </table:table-cell>
          <table:table-cell office:value-type="string" calcext:value-type="string">
            <text:p>שלונסקי אברהם</text:p>
          </table:table-cell>
          <table:table-cell office:value-type="string" calcext:value-type="string">
            <text:p>שלונסק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וש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מה המלך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למה קאשי</text:p>
          </table:table-cell>
          <table:table-cell office:value-type="string" calcext:value-type="string">
            <text:p>קאשי שלמה</text:p>
          </table:table-cell>
          <table:table-cell office:value-type="string" calcext:value-type="string">
            <text:p>שלמה קאש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למ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ם הגדול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ג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ואל בן עדי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ואל הנגי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ואל ירחינא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ח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עון בן עזא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עון הצדיק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עון התרסי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מעוני</text:p>
          </table:table-cell>
          <table:table-cell office:value-type="string" calcext:value-type="string">
            <text:p>שמעוני דוד</text:p>
          </table:table-cell>
          <table:table-cell office:value-type="string" calcext:value-type="string">
            <text:p>שמעונ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עי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מריהו לוין</text:p>
          </table:table-cell>
          <table:table-cell office:value-type="string" calcext:value-type="string">
            <text:p>לוין שמריהו</text:p>
          </table:table-cell>
          <table:table-cell office:value-type="string" calcext:value-type="string">
            <text:p>שמריהו לוי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מרלינג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משון</text:p>
          </table:table-cell>
          <table:table-cell office:value-type="string" calcext:value-type="string">
            <text:p>שמשון הגיבור</text:p>
          </table:table-cell>
          <table:table-cell office:value-type="string" calcext:value-type="string">
            <text:p>שמש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ניאור זלמ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ניצל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ניצר שמוא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נקר ארי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ער צי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ערי ניקנו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ערי תשוב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פינוז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פירא צבי</text:p>
          </table:table-cell>
          <table:table-cell office:value-type="string" calcext:value-type="string">
            <text:p>שפירא צבי הרמן</text:p>
          </table:table-cell>
          <table:table-cell office:value-type="string" calcext:value-type="string">
            <text:p>שפירא צב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פע ט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פרינצק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ץ גגה גרשון</text:p>
          </table:table-cell>
          <table:table-cell office:value-type="string" calcext:value-type="string">
            <text:p>גרשון שץ גגה</text:p>
          </table:table-cell>
          <table:table-cell office:value-type="string" calcext:value-type="string">
            <text:p>שץ גגה גרש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ק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רי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רירא גא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רת מש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ש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תול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שתי האחיות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בואות הארץ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בין אל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ג'ר ציונ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דהר דוד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וב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וספתא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וצרת הארץ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ושי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ות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חכמוני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תחנה מרכזית</text:p>
          </table:table-cell>
          <table:table-cell/>
          <table:table-cell office:value-type="string" calcext:value-type="string">
            <text:p>תחנה מרכזית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תחנה מרכזית החדשה</text:p>
          </table:table-cell>
          <table:table-cell/>
          <table:table-cell office:value-type="string" calcext:value-type="string">
            <text:p>תחנה מרכזית החדשה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תל אביב - יפו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תל אביב - יפו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ל ברוך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ל גבור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ל חי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תל חיים</text:p>
          </table:table-cell>
          <table:table-cell office:value-type="string" calcext:value-type="string">
            <text:p>י'</text:p>
          </table:table-cell>
          <table:table-cell office:value-type="string" calcext:value-type="string">
            <text:p>תל חיים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מוז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מיר שמואל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מנע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מריר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פוח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קוע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רדיון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רמ"ב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רצ"ו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רצה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ש"ח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שבי</text:p>
          </table:table-cell>
          <table:table-cell table:number-columns-repeated="140"/>
        </table:table-row>
        <table:table-row table:style-name="ro1">
          <table:table-cell table:number-columns-repeated="3" office:value-type="string" calcext:value-type="string">
            <text:p>תש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trechov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חותר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ער הגי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זאני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תיבי אילון צפ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או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לשן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155" calcext:value-type="float">
            <text:p>415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פ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27" calcext:value-type="float">
            <text:p>482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סקין אהר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גשימ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זין יהוש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לי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פ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קחי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י"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ודי חי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ח מרדכי עמנו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ניקובסקי פר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רצי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חור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75" calcext:value-type="float">
            <text:p>97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בריס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צ'רנובי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ומו יהו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לוש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מות נפתל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תירו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וש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ת ח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הרי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לשטיין פסיה ו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ד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12" calcext:value-type="float">
            <text:p>91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21" calcext:value-type="float">
            <text:p>122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72" calcext:value-type="float">
            <text:p>217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33" calcext:value-type="float">
            <text:p>22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88" calcext:value-type="float">
            <text:p>218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יסן כה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רפל ליפ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קוב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סט קרו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זא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אירי אביגד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נ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וקשפן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רוי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טאי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ורטשינ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ג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ראוב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אש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יששכ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ובדיה הנבי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ין גד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נגביל ישר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ופט נופך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יות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נין יחזק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79" calcext:value-type="float">
            <text:p>127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אמיל זולה</text:p>
          </table:table-cell>
          <table:table-cell office:value-type="string" calcext:value-type="string">
            <text:p>זולא אמיל</text:p>
          </table:table-cell>
          <table:table-cell office:value-type="string" calcext:value-type="string">
            <text:p>אמיל זול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15" calcext:value-type="float">
            <text:p>61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סוק חיים מנחם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תא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ל"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ם ישראל ח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ס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נשטיין כה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טרי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יליאן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אידלסון אברהם</text:p>
          </table:table-cell>
          <table:table-cell office:value-type="string" calcext:value-type="string">
            <text:p>אידלסון</text:p>
          </table:table-cell>
          <table:table-cell office:value-type="string" calcext:value-type="string">
            <text:p>אידלסון אברה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עזר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צנלסון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טרכילביץ צב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יכלר-זילברמן ל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אחים ביילסק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נקין מנח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נג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אן ב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יוט ג'ורג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טו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יסר חנה ו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נר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י יהודה חס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כ"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כאל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 באזוב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ור פאול (קורנובס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ננ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י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פר סב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עב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לכו של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לכ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אשו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חיאל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ארק המסי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44" calcext:value-type="float">
            <text:p>44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וזילוב רפאל ר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ד גטו ור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ש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י יחי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ן חלד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יצ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נדט ויל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מ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"ר מקנדיא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בעת בן יהו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לבן מא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יגו אברה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הושע בן פרח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טל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י יוחנ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50" calcext:value-type="float">
            <text:p>335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51" calcext:value-type="float">
            <text:p>335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י אד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017" calcext:value-type="float">
            <text:p>301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סי בן יוס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ואר שוש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רדון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וי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ה טונ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נדרו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קיש פר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ג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בצע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לושת החיצ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צפ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ק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פ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62" calcext:value-type="float">
            <text:p>33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לקי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רשקש חסדא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עוג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נקובסק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ינגלבל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דג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ר אנדה (פינקרפלד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יל"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גל צבי הר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38" calcext:value-type="float">
            <text:p>38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85" calcext:value-type="float">
            <text:p>378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יעזר בן הורקנו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עזר בן יוס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ש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תאומ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ט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קש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עק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מאז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בתו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89" calcext:value-type="float">
            <text:p>338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ראל מריז'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י מליל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י מקוצ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י מקרל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161" calcext:value-type="float">
            <text:p>316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סע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198" calcext:value-type="float">
            <text:p>319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גו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07" calcext:value-type="float">
            <text:p>380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50" calcext:value-type="float">
            <text:p>385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אזר אדי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ברן חליל גב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י מויטבס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י מקוט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68" calcext:value-type="float">
            <text:p>37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נדון בצל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מו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הבי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לבה יואל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פר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שו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 החוב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רומן הרי 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רע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נוב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סאר ג'ורג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ז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ופ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ז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ע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ימ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ג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ול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חף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אלביטר עבדאלראוף</text:p>
          </table:table-cell>
          <table:table-cell table:number-columns-repeated="2" office:value-type="string" calcext:value-type="string">
            <text:p>עבד אל ראוף אלביטא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ביבי אמי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יי דני (קמינס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ייפ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י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חפוז נגי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לדי טה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ופר לינקאוס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אר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יבת וולוז'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טרו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ירח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בא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ימן ט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לעזר אליה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חס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ו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ימלך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דוד חיים אלו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מן משה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ז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ע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ש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25" calcext:value-type="float">
            <text:p>482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7" calcext:value-type="float">
            <text:p>48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צ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פר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יבולוב מנח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ורישד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לש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דל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יי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ג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בול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יינברג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ימפל קארל פרידריך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ל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יר ע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080" calcext:value-type="float">
            <text:p>10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כרינ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ני זכר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ימו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תעו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סלו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ליל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ז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79" calcext:value-type="float">
            <text:p>117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"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סילה ב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רשת יהדות ליט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ט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ילף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ריסטובו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עזר החורני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שאול אביגור</text:p>
          </table:table-cell>
          <table:table-cell office:value-type="string" calcext:value-type="string">
            <text:p>אביגור</text:p>
          </table:table-cell>
          <table:table-cell office:value-type="string" calcext:value-type="string">
            <text:p>שאול אביג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בק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ריכא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ז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נת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נחם ליל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מנון ותמ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ור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79" calcext:value-type="float">
            <text:p>97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רובבל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נ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77" calcext:value-type="float">
            <text:p>97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'מרינסקי ברוך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גלית מא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40" calcext:value-type="float">
            <text:p>21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סף האפרת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צ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אספרגו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דמומ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קפ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נ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93" calcext:value-type="float">
            <text:p>119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94" calcext:value-type="float">
            <text:p>119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נד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אירב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לאנץ לי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חז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הן עופ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יענר של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נאניא יעקוב ג'ורג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אוסטרל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נדלשטם אוסיפ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ינבר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לבי"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33" calcext:value-type="float">
            <text:p>11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לזינג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יאש מר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פרטיזן היהוד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וד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'רצ'יל וינסטון ס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73" calcext:value-type="float">
            <text:p>127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טמן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גי בנימ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נש ג'ון ס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נ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57" calcext:value-type="float">
            <text:p>335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4" calcext:value-type="float">
            <text:p>483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ופנקו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ר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2" calcext:value-type="float">
            <text:p>483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ר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ל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21" calcext:value-type="float">
            <text:p>112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יסופ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37" calcext:value-type="float">
            <text:p>12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39" calcext:value-type="float">
            <text:p>123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38" calcext:value-type="float">
            <text:p>12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קח ישר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 הופ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עו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רע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תנא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008" calcext:value-type="float">
            <text:p>200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טארה אלבר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נר מא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גריפ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דן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חובב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טאטורק כמאל מוצטפ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83" calcext:value-type="float">
            <text:p>378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12" calcext:value-type="float">
            <text:p>381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קיק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93" calcext:value-type="float">
            <text:p>69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יצור שמו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ה רוטשילד בת שב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ריח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30" calcext:value-type="float">
            <text:p>11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68" calcext:value-type="float">
            <text:p>6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099" calcext:value-type="float">
            <text:p>109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00" calcext:value-type="float">
            <text:p>110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ו מציא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' בנובמב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כנס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40" calcext:value-type="float">
            <text:p>12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ש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גי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א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43" calcext:value-type="float">
            <text:p>44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תעודה האדו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ימן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 שלום אהר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הר יחי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והם צי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מרי דוידק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יאב בנימין (לובוצ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יכטר יהוש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נטורה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"ר גסטר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עבי של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גל ירושל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לומנפלד קורט יהו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לר כהן אניט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רלסקי ברוך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כאלי יצחק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לום גרש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ור ניל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ופמן יעקב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ג'ימן ישעיה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חרוב אנד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שכרוב ח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יטוס אליה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ץ בן-צ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לד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דד סעדי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נית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נוסי משה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ילמן יהודה קדי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הרון טוב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צפו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חרצ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כלנ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נרקי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ץ יוסף צבי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כם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ילץ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קש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מינסק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662" calcext:value-type="float">
            <text:p>36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טר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אסו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יש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מד ה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ובים עמנו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וני המעג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זריה מן האדומ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חנן הגד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טמון כה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ול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הל"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סלבי יוסף (ברסלבס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ד ג'ורג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ליס מנחם מנד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פחא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בנ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יכל התלמ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הב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גו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עון בן גמלי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פני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נסון אברה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צדוק אלעז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נינא בן תרדי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וגיהרה סמפ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צי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אברהם נחמ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ילו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ין ג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ני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למר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בינ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טורי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יס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13" calcext:value-type="float">
            <text:p>221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ש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יק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תרס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ו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31" calcext:value-type="float">
            <text:p>21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פירא ישר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66" calcext:value-type="float">
            <text:p>66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"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ק"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10" calcext:value-type="float">
            <text:p>901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12" calcext:value-type="float">
            <text:p>901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ולכי רג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ריבסטור רגלי בלב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4" calcext:value-type="float">
            <text:p>902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נדלסון הינריך פרופ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רך לוד 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ייס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41" calcext:value-type="float">
            <text:p>904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46" calcext:value-type="float">
            <text:p>904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ב דיזנגוף(צפון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יכר אתרים (רגל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ילטון גן העצמא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כז גולדה(רגל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 איילון-רכבת צ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גלי מעל הירק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ק הירקון ציפו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בלי(עץ) על הירק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57" calcext:value-type="float">
            <text:p>905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32" calcext:value-type="float">
            <text:p>63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83" calcext:value-type="float">
            <text:p>118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86" calcext:value-type="float">
            <text:p>118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יע"א יוסף חי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ק'ל-נתיבי-איל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11" calcext:value-type="float">
            <text:p>901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תיבי אילון דר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קח נמ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 יהו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7" calcext:value-type="float">
            <text:p>902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יילון צפון(רכבת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9" calcext:value-type="float">
            <text:p>90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45" calcext:value-type="float">
            <text:p>904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59" calcext:value-type="float">
            <text:p>905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6" calcext:value-type="float">
            <text:p>90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30" calcext:value-type="float">
            <text:p>13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" calcext:value-type="float">
            <text:p>81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מאט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8" calcext:value-type="float">
            <text:p>48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ולעפיה רבקה ושל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80" calcext:value-type="float">
            <text:p>12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גד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שפחת חלפ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ייב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קראי קד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נקאווא רפאל ה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לינ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073" calcext:value-type="float">
            <text:p>107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 זעפראני שלמ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ינקל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נשטיין לאונר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סוכנ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נ"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17" calcext:value-type="float">
            <text:p>221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ה גרארדיה 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עת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רופ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ניג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35" calcext:value-type="float">
            <text:p>22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34" calcext:value-type="float">
            <text:p>223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כטר זאב אדר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רמי ד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ה"ג יחיא מחב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47" calcext:value-type="float">
            <text:p>124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זל סרט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נקל זכ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ט ד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"ר צ'רטוק שמש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ון עקיב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נופ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לדה (שניאורסון מישקובס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85" calcext:value-type="float">
            <text:p>388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אג'יר שמואל וסולט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פלן יעקב הארכאולו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עון הבורסק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1" calcext:value-type="float">
            <text:p>48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0" calcext:value-type="float">
            <text:p>48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43" calcext:value-type="float">
            <text:p>484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ננאל אש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דמי נח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ספי אופי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ידן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ן שיקה (ישעיהו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צאבי זכ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וד רחל (שרעב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דה (מימון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י"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"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"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59" calcext:value-type="float">
            <text:p>485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פשטיין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קנין רפ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71" calcext:value-type="float">
            <text:p>487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עקב שב"י מאור ד'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לין רל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נהדראי טוב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407" calcext:value-type="float">
            <text:p>340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89" calcext:value-type="float">
            <text:p>388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דין יוס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"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ייקל יוסף דר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ראלי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ה פיליפ אדיס (אבן זהר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97" calcext:value-type="float">
            <text:p>389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שב דימיט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לחי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8" calcext:value-type="float">
            <text:p>90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23" calcext:value-type="float">
            <text:p>902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נט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דלר יש"י וברכ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45" calcext:value-type="float">
            <text:p>484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"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ור צבי (צ'רה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וסקוביץ' אלכסנדר או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וני ניס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וש (קריאל גרדוש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אמן יובל פרופס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קדי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ק ארת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ויצר דוב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טלוי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אליעז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.ברזל ת'א בני ברק אייל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43" calcext:value-type="float">
            <text:p>214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וחננוף כהן שמו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ידן דו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86" calcext:value-type="float">
            <text:p>488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-סירה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עירא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של ירוח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פנ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יילון לכוון וולפס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.מוולפסון לצפון620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יפקין שחק- שטח הנמ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75" calcext:value-type="float">
            <text:p>387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72" calcext:value-type="float">
            <text:p>387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טוצ'בסקי יהויכ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063" calcext:value-type="float">
            <text:p>106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ראוס גרטר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31" calcext:value-type="float">
            <text:p>37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29" calcext:value-type="float">
            <text:p>39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רדי נח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וך אד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זוק מוחמ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לבוע אמ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יסטרך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223" calcext:value-type="float">
            <text:p>422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מלין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ייגרזון צב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3813 וולובלסקי 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קם אליהו (קשאק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דעי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גל שמולי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ליבנסקי דויד הלו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ילדרמן וילהלם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וחובסקי(לאון)אריה 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וידס אברה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יטנברג ("לאו")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וד מרדכי (מוטי) האלו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 הל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לבלום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יסרי או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רן עמנו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יתין אהר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17" calcext:value-type="float">
            <text:p>231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יזמוז'יק לאה ודו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ינשטיין נחו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לד (רופין) רות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-גל מיכאל האלו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רקיס עוז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ן שלום <text:s/>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35" calcext:value-type="float">
            <text:p>11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429" calcext:value-type="float">
            <text:p>34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לאן פאו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ורין עזר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צטדיון יש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80" calcext:value-type="float">
            <text:p>22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ון אריה אד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35" calcext:value-type="float">
            <text:p>12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77" calcext:value-type="float">
            <text:p>377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"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26" calcext:value-type="float">
            <text:p>48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ב עובדיה בידאנ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92" calcext:value-type="float">
            <text:p>489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דמן גורי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ק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צחק שדה 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לוי ז'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ב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ופשי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בע טחנ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ריד המזרח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תחנה מנש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חום הנבי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נדלשטם עמנואל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70" calcext:value-type="float">
            <text:p>237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ינמן אליעז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מר ח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62" calcext:value-type="float">
            <text:p>23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86" calcext:value-type="float">
            <text:p>338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רסטידס דה סוזה מנד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ב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44" calcext:value-type="float">
            <text:p>394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282" calcext:value-type="float">
            <text:p>228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81" calcext:value-type="float">
            <text:p>238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קינת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ניברסיטת ת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47" calcext:value-type="float">
            <text:p>394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46" calcext:value-type="float">
            <text:p>394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תערוכה חד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ארון אל רש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ילוץ דבורה ומנח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49" calcext:value-type="float">
            <text:p>394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31" calcext:value-type="float">
            <text:p>39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וט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97" calcext:value-type="float">
            <text:p>489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רוכוב ידידיה אדמ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בלין אלפר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הן חיים השופ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הנוב ז'קלי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סר או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ולק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אלין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ילוא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נמן פנח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אל איס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רדון או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אלי אליעז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פורטה רפ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רלנד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ריאל אה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92" calcext:value-type="float">
            <text:p>239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26" calcext:value-type="float">
            <text:p>13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27" calcext:value-type="float">
            <text:p>132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28" calcext:value-type="float">
            <text:p>13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ראב יעקב ה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95" calcext:value-type="float">
            <text:p>239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76" calcext:value-type="float">
            <text:p>907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97" calcext:value-type="float">
            <text:p>239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יח בסאם אבו זי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תר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רייכמן יחזק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פרין חי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ניוק יור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30" calcext:value-type="float">
            <text:p>39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91" calcext:value-type="float">
            <text:p>389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ע הא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מארי שוש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זס ולטר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מיר- אתר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.ברזל תא בני ברק רוקח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9025 מברז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ילו נאד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ג'אני פואד איסמעיל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קותיאלי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דינג (ווקופ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לפח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19" calcext:value-type="float">
            <text:p>391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רשוין ג'ור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יק יוסף ג'ורג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05" calcext:value-type="float">
            <text:p>240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06" calcext:value-type="float">
            <text:p>240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ידמן שרג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-תנאי ש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35" calcext:value-type="float">
            <text:p>13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36" calcext:value-type="float">
            <text:p>133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37" calcext:value-type="float">
            <text:p>13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רי אביב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נור ח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וקעי יעקב סג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09" calcext:value-type="float">
            <text:p>240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אגאל מאר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נברג ארנול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הלר גוסט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פץ יא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לוך ארנס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בינשטיין ארת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פנבך ז'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78" calcext:value-type="float">
            <text:p>907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רבוך ג'נ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ן אריה ה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ביא ארי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נק א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0" calcext:value-type="float">
            <text:p>241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וסטקוביץ' דמיט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2" calcext:value-type="float">
            <text:p>241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נ"ח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אקי אבנר פרופ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ריפל יג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43" calcext:value-type="float">
            <text:p>134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5" calcext:value-type="float">
            <text:p>241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6" calcext:value-type="float">
            <text:p>241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בע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45" calcext:value-type="float">
            <text:p>134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5501" calcext:value-type="float">
            <text:p>550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יכיל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85" calcext:value-type="float">
            <text:p>238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פקא פרנ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ת עמנואל (מנס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8" calcext:value-type="float">
            <text:p>241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יל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ר ג'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"ק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87" calcext:value-type="float">
            <text:p>488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ודורוב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54" calcext:value-type="float">
            <text:p>395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מזו חיים ד"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20" calcext:value-type="float">
            <text:p>242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וב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יש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08" calcext:value-type="float">
            <text:p>390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55" calcext:value-type="float">
            <text:p>395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וזר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49" calcext:value-type="float">
            <text:p>134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21" calcext:value-type="float">
            <text:p>242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אל סעדיה פרופסו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רונדמן יעקב (יענקל'ה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מלך אלבר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ברמוביץ י"מ ה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24" calcext:value-type="float">
            <text:p>242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תמיר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63" calcext:value-type="float">
            <text:p>486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37" calcext:value-type="float">
            <text:p>39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413" calcext:value-type="float">
            <text:p>341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ט"ז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180" calcext:value-type="float">
            <text:p>31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52" calcext:value-type="float">
            <text:p>135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51" calcext:value-type="float">
            <text:p>135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56" calcext:value-type="float">
            <text:p>39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"ג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רך לח"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תיני גאר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מידט יוס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10" calcext:value-type="float">
            <text:p>131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לדשטיין גו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רון חנ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וזרי אהוב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61" calcext:value-type="float">
            <text:p>396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השכל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טלוב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פלן שלמה המנצח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יעק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נדלק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ולמן קל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ויפ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קישינ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87" calcext:value-type="float">
            <text:p>388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26" calcext:value-type="float">
            <text:p>24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קשתות דרך נמ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15" calcext:value-type="float">
            <text:p>901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05" calcext:value-type="float">
            <text:p>130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39" calcext:value-type="float">
            <text:p>133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54" calcext:value-type="float">
            <text:p>135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63" calcext:value-type="float">
            <text:p>386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81" calcext:value-type="float">
            <text:p>338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הן כגן רח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81" calcext:value-type="float">
            <text:p>488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כ"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סוסליק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98" calcext:value-type="float">
            <text:p>489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הגנה-נשרי צב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סידי אומות עול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79" calcext:value-type="float">
            <text:p>237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ניצ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צל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צב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פרג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01" calcext:value-type="float">
            <text:p>810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05" calcext:value-type="float">
            <text:p>810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04" calcext:value-type="float">
            <text:p>810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תרפ"א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ת יצק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4" calcext:value-type="float">
            <text:p>811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66" calcext:value-type="float">
            <text:p>396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5" calcext:value-type="float">
            <text:p>811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61" calcext:value-type="float">
            <text:p>386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6" calcext:value-type="float">
            <text:p>811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7" calcext:value-type="float">
            <text:p>811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גד אהר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8" calcext:value-type="float">
            <text:p>811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19" calcext:value-type="float">
            <text:p>811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1" calcext:value-type="float">
            <text:p>812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2" calcext:value-type="float">
            <text:p>812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3" calcext:value-type="float">
            <text:p>812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4" calcext:value-type="float">
            <text:p>812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5" calcext:value-type="float">
            <text:p>812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6" calcext:value-type="float">
            <text:p>81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7" calcext:value-type="float">
            <text:p>812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8" calcext:value-type="float">
            <text:p>81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יינהרט מק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29" calcext:value-type="float">
            <text:p>81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0" calcext:value-type="float">
            <text:p>81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1" calcext:value-type="float">
            <text:p>81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2" calcext:value-type="float">
            <text:p>813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3" calcext:value-type="float">
            <text:p>81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4" calcext:value-type="float">
            <text:p>813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5" calcext:value-type="float">
            <text:p>81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6" calcext:value-type="float">
            <text:p>813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7" calcext:value-type="float">
            <text:p>81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8" calcext:value-type="float">
            <text:p>81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39" calcext:value-type="float">
            <text:p>813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1" calcext:value-type="float">
            <text:p>814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2" calcext:value-type="float">
            <text:p>814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79" calcext:value-type="float">
            <text:p>907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5" calcext:value-type="float">
            <text:p>814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33" calcext:value-type="float">
            <text:p>48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טגל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36" calcext:value-type="float">
            <text:p>233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7" calcext:value-type="float">
            <text:p>814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418" calcext:value-type="float">
            <text:p>841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9" calcext:value-type="float">
            <text:p>814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0" calcext:value-type="float">
            <text:p>815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1" calcext:value-type="float">
            <text:p>815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2" calcext:value-type="float">
            <text:p>815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3" calcext:value-type="float">
            <text:p>815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4" calcext:value-type="float">
            <text:p>815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ימ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5" calcext:value-type="float">
            <text:p>815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6" calcext:value-type="float">
            <text:p>81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7" calcext:value-type="float">
            <text:p>815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614" calcext:value-type="float">
            <text:p>61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8" calcext:value-type="float">
            <text:p>815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59" calcext:value-type="float">
            <text:p>815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0" calcext:value-type="float">
            <text:p>816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1" calcext:value-type="float">
            <text:p>816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2" calcext:value-type="float">
            <text:p>81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4" calcext:value-type="float">
            <text:p>816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6" calcext:value-type="float">
            <text:p>816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7" calcext:value-type="float">
            <text:p>816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5" calcext:value-type="float">
            <text:p>816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8" calcext:value-type="float">
            <text:p>81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0" calcext:value-type="float">
            <text:p>817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1" calcext:value-type="float">
            <text:p>817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2" calcext:value-type="float">
            <text:p>817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89" calcext:value-type="float">
            <text:p>378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3" calcext:value-type="float">
            <text:p>817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69" calcext:value-type="float">
            <text:p>81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4" calcext:value-type="float">
            <text:p>817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5" calcext:value-type="float">
            <text:p>817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0" calcext:value-type="float">
            <text:p>81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1" calcext:value-type="float">
            <text:p>818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2" calcext:value-type="float">
            <text:p>818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3" calcext:value-type="float">
            <text:p>818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4" calcext:value-type="float">
            <text:p>818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5" calcext:value-type="float">
            <text:p>818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6" calcext:value-type="float">
            <text:p>818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7" calcext:value-type="float">
            <text:p>818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8" calcext:value-type="float">
            <text:p>818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89" calcext:value-type="float">
            <text:p>818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90" calcext:value-type="float">
            <text:p>819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91" calcext:value-type="float">
            <text:p>819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הודה הצעי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ליגמן מקס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12" calcext:value-type="float">
            <text:p>821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14" calcext:value-type="float">
            <text:p>821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13" calcext:value-type="float">
            <text:p>821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25" calcext:value-type="float">
            <text:p>822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26" calcext:value-type="float">
            <text:p>82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27" calcext:value-type="float">
            <text:p>822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28" calcext:value-type="float">
            <text:p>82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29" calcext:value-type="float">
            <text:p>82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0" calcext:value-type="float">
            <text:p>82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8" calcext:value-type="float">
            <text:p>817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1" calcext:value-type="float">
            <text:p>823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2" calcext:value-type="float">
            <text:p>823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3" calcext:value-type="float">
            <text:p>82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7" calcext:value-type="float">
            <text:p>82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5" calcext:value-type="float">
            <text:p>82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9" calcext:value-type="float">
            <text:p>823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0" calcext:value-type="float">
            <text:p>82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1" calcext:value-type="float">
            <text:p>824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8" calcext:value-type="float">
            <text:p>82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2" calcext:value-type="float">
            <text:p>824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3" calcext:value-type="float">
            <text:p>824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5" calcext:value-type="float">
            <text:p>824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79" calcext:value-type="float">
            <text:p>817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4" calcext:value-type="float">
            <text:p>824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6" calcext:value-type="float">
            <text:p>824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7" calcext:value-type="float">
            <text:p>824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8" calcext:value-type="float">
            <text:p>824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49" calcext:value-type="float">
            <text:p>824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0" calcext:value-type="float">
            <text:p>825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1" calcext:value-type="float">
            <text:p>825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2" calcext:value-type="float">
            <text:p>825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3" calcext:value-type="float">
            <text:p>825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4" calcext:value-type="float">
            <text:p>825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5" calcext:value-type="float">
            <text:p>825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דוק חי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6" calcext:value-type="float">
            <text:p>82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7" calcext:value-type="float">
            <text:p>825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דנ"ע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9" calcext:value-type="float">
            <text:p>825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58" calcext:value-type="float">
            <text:p>825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0" calcext:value-type="float">
            <text:p>826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57" calcext:value-type="float">
            <text:p>135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יינר יור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1" calcext:value-type="float">
            <text:p>826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2" calcext:value-type="float">
            <text:p>82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56" calcext:value-type="float">
            <text:p>13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3" calcext:value-type="float">
            <text:p>826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4" calcext:value-type="float">
            <text:p>826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ז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6" calcext:value-type="float">
            <text:p>826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7" calcext:value-type="float">
            <text:p>826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68" calcext:value-type="float">
            <text:p>82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ולי אריתרא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76" calcext:value-type="float">
            <text:p>387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רבי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יבוביץ ישעיהו פרופ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רציאני יצחק (זיקו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לאס שמח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ילויה (מעוז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64" calcext:value-type="float">
            <text:p>236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63" calcext:value-type="float">
            <text:p>236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33" calcext:value-type="float">
            <text:p>39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46" calcext:value-type="float">
            <text:p>384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זר (יבזרוב) אלכסנד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67" calcext:value-type="float">
            <text:p>396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70" calcext:value-type="float">
            <text:p>397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69" calcext:value-type="float">
            <text:p>48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70" calcext:value-type="float">
            <text:p>487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ינה דיזנגוף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צרוס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208" calcext:value-type="float">
            <text:p>420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35" calcext:value-type="float">
            <text:p>333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טיילת ע"ש שלמה לה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עקובוב אוריא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נטוב מרדכ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רא"ש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אור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80" calcext:value-type="float">
            <text:p>378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52" calcext:value-type="float">
            <text:p>395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83" calcext:value-type="float">
            <text:p>338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תחם פארק החורש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48" calcext:value-type="float">
            <text:p>394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56" calcext:value-type="float">
            <text:p>48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ן זומא שמע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חלפ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028" calcext:value-type="float">
            <text:p>30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029" calcext:value-type="float">
            <text:p>30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לצמן פנינה פרופ'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קראקו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40" calcext:value-type="float">
            <text:p>24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85" calcext:value-type="float">
            <text:p>128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336" calcext:value-type="float">
            <text:p>333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021" calcext:value-type="float">
            <text:p>302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175" calcext:value-type="float">
            <text:p>317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426" calcext:value-type="float">
            <text:p>342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פתי ישנ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22" calcext:value-type="float">
            <text:p>382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32" calcext:value-type="float">
            <text:p>383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17" calcext:value-type="float">
            <text:p>391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וסישקין(ביילי)גשר ברז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ריפאי זהרי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וד שיפמ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6" calcext:value-type="float">
            <text:p>814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וכמן ש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64" calcext:value-type="float">
            <text:p>136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90" calcext:value-type="float">
            <text:p>239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69" calcext:value-type="float">
            <text:p>23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18" calcext:value-type="float">
            <text:p>111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075" calcext:value-type="float">
            <text:p>907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שיפו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צפירה ברכ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140" calcext:value-type="float">
            <text:p>81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184" calcext:value-type="float">
            <text:p>118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95" calcext:value-type="float">
            <text:p>389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ומר דבור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זינגר בשביס יצח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398" calcext:value-type="float">
            <text:p>239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11" calcext:value-type="float">
            <text:p>241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677" calcext:value-type="float">
            <text:p>367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976" calcext:value-type="float">
            <text:p>97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לוין דב השופ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קהילת ברזי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44" calcext:value-type="float">
            <text:p>244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41" calcext:value-type="float">
            <text:p>2441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040" calcext:value-type="float">
            <text:p>204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תיה (לישנסקי)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4" calcext:value-type="float">
            <text:p>243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5500" calcext:value-type="float">
            <text:p>550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65" calcext:value-type="float">
            <text:p>396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68" calcext:value-type="float">
            <text:p>13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883" calcext:value-type="float">
            <text:p>388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רומן רולן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56" calcext:value-type="float">
            <text:p>245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טרן אייז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מיחי יהו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ורון אבות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69" calcext:value-type="float">
            <text:p>13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8" calcext:value-type="float">
            <text:p>243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7" calcext:value-type="float">
            <text:p>2437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6" calcext:value-type="float">
            <text:p>2436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84" calcext:value-type="float">
            <text:p>488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אחים אל-כווית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ברלין ישעיה ס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מוג דו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"ד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842" calcext:value-type="float">
            <text:p>484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8234" calcext:value-type="float">
            <text:p>823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דון-יחייא שבתי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אלחנני ארי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3" calcext:value-type="float">
            <text:p>243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30" calcext:value-type="float">
            <text:p>243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425" calcext:value-type="float">
            <text:p>242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784" calcext:value-type="float">
            <text:p>378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אלוף דן לנר</text:p>
          </table:table-cell>
          <table:table-cell office:value-type="string" calcext:value-type="string">
            <text:p>לנר דן</text:p>
          </table:table-cell>
          <table:table-cell office:value-type="string" calcext:value-type="string">
            <text:p>אלוף דן לנר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הדייגים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מסריק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רלוק מש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גז <text:s text:c="3"/>מטילד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44" calcext:value-type="float">
            <text:p>1244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ישראל טל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פברגט אנריקה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חלץ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2169" calcext:value-type="float">
            <text:p>21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05" calcext:value-type="float">
            <text:p>390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03" calcext:value-type="float">
            <text:p>3903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268" calcext:value-type="float">
            <text:p>126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629" calcext:value-type="float">
            <text:p>362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615" calcext:value-type="float">
            <text:p>3615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628" calcext:value-type="float">
            <text:p>3628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עכו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שרים אליהו הרב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string" calcext:value-type="string">
            <text:p>ויל קורט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1362" calcext:value-type="float">
            <text:p>1362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470" calcext:value-type="float">
            <text:p>470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69" calcext:value-type="float">
            <text:p>3969</text:p>
          </table:table-cell>
          <table:table-cell table:number-columns-repeated="140"/>
        </table:table-row>
        <table:table-row table:style-name="ro1">
          <table:table-cell/>
          <table:table-cell table:number-columns-repeated="2" office:value-type="float" office:value="3907" calcext:value-type="float">
            <text:p>3907</text:p>
          </table:table-cell>
          <table:table-cell table:number-columns-repeated="1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'David CLM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5:28:42.714000000</meta:creation-date>
    <dc:date>2024-09-19T05:55:03.405000000</dc:date>
    <meta:editing-duration>PT16M8S</meta:editing-duration>
    <meta:editing-cycles>1</meta:editing-cycles>
    <meta:document-statistic meta:table-count="1" meta:cell-count="3184" meta:object-count="0"/>
    <meta:generator>LibreOffice/24.8.1.2$Windows_X86_64 LibreOffice_project/87fa9aec1a63e70835390b81c40bb8993f1d4ff6</meta:generator>
  </office:meta>
</office:document-meta>
</file>